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utura Md" svg:font-family="'Futura Md'" style:font-family-generic="swiss" style:font-pitch="variable"/>
    <style:font-face style:name="Trebuchet MS1"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2" svg:font-family="'Trebuchet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107">
      <style:table-cell-properties fo:padding="0.097cm" fo:border-left="0.002cm solid #000000" fo:border-right="none" fo:border-top="none" fo:border-bottom="0.002cm solid #000000"/>
    </style:style>
    <style:style style:name="Table1.E2" style:family="table-cell" style:data-style-name="N106">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5.099cm" style:rel-column-width="19660*"/>
    </style:style>
    <style:style style:name="Table2.D" style:family="table-column">
      <style:table-column-properties style:column-width="5.099cm" style:rel-column-width="19661*"/>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D2" style:family="table-cell" style:data-style-name="N106">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style:font-name="Futura Md"/>
    </style:style>
    <style:style style:name="P2" style:family="paragraph" style:parent-style-name="Standard">
      <style:paragraph-properties fo:margin-left="0cm" fo:margin-right="0cm" fo:margin-top="0cm" fo:margin-bottom="0cm" fo:line-height="115%" fo:text-align="start" style:justify-single-word="false" fo:orphans="0" fo:widows="0" fo:text-indent="0cm" style:auto-text-indent="false" fo:background-color="#ffffff" fo:padding="0cm" fo:border="none">
        <style:background-image/>
      </style:paragraph-properties>
      <style:text-properties style:font-name="Futura Md"/>
    </style:style>
    <style:style style:name="P3" style:family="paragraph" style:parent-style-name="Standard">
      <style:paragraph-properties fo:margin-left="0cm" fo:margin-right="0cm" fo:margin-top="0cm" fo:margin-bottom="0cm" fo:line-height="115%" fo:text-align="start" style:justify-single-word="false" fo:orphans="0" fo:widows="0" fo:text-indent="0cm" style:auto-text-indent="false" fo:break-before="page" fo:background-color="#ffffff" fo:padding="0cm" fo:border="none">
        <style:background-image/>
      </style:paragraph-properties>
      <style:text-properties style:font-name="Futura Md"/>
    </style:style>
    <style:style style:name="P4" style:family="paragraph" style:parent-style-name="Standard">
      <style:paragraph-properties fo:margin-left="1.27cm" fo:margin-right="0cm" fo:text-indent="-0.635cm" style:auto-text-indent="false" fo:background-color="#ffffff" fo:padding="0cm" fo:border="none">
        <style:background-image/>
      </style:paragraph-properties>
      <style:text-properties style:font-name="Trebuchet MS1"/>
    </style:style>
    <style:style style:name="P5" style:family="paragraph" style:parent-style-name="Standard" style:list-style-name="WWNum2">
      <style:paragraph-properties fo:margin-left="1.27cm" fo:margin-right="0cm" fo:text-indent="-0.635cm" style:auto-text-indent="false" fo:background-color="#ffffff" fo:padding="0cm" fo:border="none">
        <style:background-image/>
      </style:paragraph-properties>
      <style:text-properties style:font-name="Trebuchet MS1"/>
    </style:style>
    <style:style style:name="P6" style:family="paragraph" style:parent-style-name="Standard" style:list-style-name="WWNum2">
      <style:paragraph-properties fo:margin-left="1.27cm" fo:margin-right="0cm" fo:text-indent="-0.635cm" style:auto-text-indent="false" fo:break-before="page" fo:background-color="#ffffff" fo:padding="0cm" fo:border="none">
        <style:background-image/>
      </style:paragraph-properties>
      <style:text-properties style:font-name="Trebuchet MS1"/>
    </style:style>
    <style:style style:name="P7" style:family="paragraph" style:parent-style-name="Standard">
      <style:paragraph-properties fo:margin-left="2.54cm" fo:margin-right="0cm" fo:text-indent="-0.635cm" style:auto-text-indent="false" fo:background-color="#ffffff" fo:padding="0cm" fo:border="none">
        <style:background-image/>
      </style:paragraph-properties>
      <style:text-properties style:font-name="Trebuchet MS1"/>
    </style:style>
    <style:style style:name="P8" style:family="paragraph" style:parent-style-name="Standard" style:list-style-name="WWNum2">
      <style:paragraph-properties fo:margin-left="2.54cm" fo:margin-right="0cm" fo:text-indent="-0.635cm" style:auto-text-indent="false" fo:background-color="#ffffff" fo:padding="0cm" fo:border="none">
        <style:background-image/>
      </style:paragraph-properties>
      <style:text-properties style:font-name="Trebuchet MS1"/>
    </style:style>
    <style:style style:name="P9" style:family="paragraph" style:parent-style-name="Standard">
      <style:paragraph-properties fo:margin-left="2.54cm" fo:margin-right="0cm" fo:text-indent="-0.635cm" style:auto-text-indent="false" fo:break-before="page" fo:background-color="#ffffff" fo:padding="0cm" fo:border="none">
        <style:background-image/>
      </style:paragraph-properties>
      <style:text-properties style:font-name="Trebuchet MS1"/>
    </style:style>
    <style:style style:name="P10" style:family="paragraph" style:parent-style-name="Standard" style:master-page-name="">
      <style:paragraph-properties fo:margin-left="1.958cm" fo:margin-right="0cm" fo:text-indent="0.018cm" style:auto-text-indent="false" style:page-number="auto" fo:background-color="#ffffff" fo:padding="0cm" fo:border="none">
        <style:background-image/>
      </style:paragraph-properties>
      <style:text-properties style:font-name="Trebuchet MS1"/>
    </style:style>
    <style:style style:name="P11" style:family="paragraph" style:parent-style-name="Standard">
      <style:paragraph-properties fo:margin-left="1.958cm" fo:margin-right="0cm" fo:text-indent="0.018cm" style:auto-text-indent="false" fo:background-color="#ffffff" fo:padding="0cm" fo:border="none">
        <style:background-image/>
      </style:paragraph-properties>
      <style:text-properties style:font-name="Trebuchet MS1"/>
    </style:style>
    <style:style style:name="P12" style:family="paragraph" style:parent-style-name="Standard" style:master-page-name="">
      <style:paragraph-properties fo:margin-left="2.54cm" fo:margin-right="0cm" fo:text-indent="0.018cm" style:auto-text-indent="false" style:page-number="auto" fo:background-color="#ffffff" fo:padding="0cm" fo:border="none">
        <style:background-image/>
      </style:paragraph-properties>
      <style:text-properties style:font-name="Trebuchet MS1"/>
    </style:style>
    <style:style style:name="P13" style:family="paragraph" style:parent-style-name="Standard">
      <style:paragraph-properties fo:margin-left="2.54cm" fo:margin-right="0cm" fo:text-indent="0.018cm" style:auto-text-indent="false" fo:background-color="#ffffff" fo:padding="0cm" fo:border="none">
        <style:background-image/>
      </style:paragraph-properties>
      <style:text-properties style:font-name="Trebuchet MS1"/>
    </style:style>
    <style:style style:name="P14" style:family="paragraph" style:parent-style-name="Standard">
      <style:paragraph-properties fo:margin-left="2.54cm" fo:margin-right="0cm" fo:text-indent="0.018cm" style:auto-text-indent="false" fo:background-color="#ffffff" fo:padding="0cm" fo:border="none">
        <style:background-image/>
      </style:paragraph-properties>
      <style:text-properties style:font-name="Trebuchet MS1" fo:font-size="10pt" style:font-size-asian="10pt" style:font-size-complex="10pt"/>
    </style:style>
    <style:style style:name="P15" style:family="paragraph" style:parent-style-name="Standard" style:master-page-name="">
      <style:paragraph-properties fo:margin-left="2.54cm" fo:margin-right="0cm" fo:text-indent="0cm" style:auto-text-indent="false" style:page-number="auto" fo:background-color="#ffffff" fo:padding="0cm" fo:border="none">
        <style:background-image/>
      </style:paragraph-properties>
      <style:text-properties style:font-name="Trebuchet MS1"/>
    </style:style>
    <style:style style:name="P16" style:family="paragraph" style:parent-style-name="Standard">
      <style:paragraph-properties fo:margin-left="2.54cm" fo:margin-right="0cm" fo:text-indent="0cm" style:auto-text-indent="false" fo:background-color="#ffffff" fo:padding="0cm" fo:border="none">
        <style:background-image/>
      </style:paragraph-properties>
      <style:text-properties style:font-name="Trebuchet MS1"/>
    </style:style>
    <style:style style:name="P17" style:family="paragraph" style:parent-style-name="Text_20_body">
      <style:paragraph-properties fo:background-color="#ffffff" fo:padding="0cm" fo:border="none">
        <style:background-image/>
      </style:paragraph-properties>
      <style:text-properties style:font-name="Trebuchet MS1"/>
    </style:style>
    <style:style style:name="P18" style:family="paragraph" style:parent-style-name="Table_20_Contents">
      <style:text-properties style:font-name="Trebuchet MS1"/>
    </style:style>
    <style:style style:name="P19" style:family="paragraph" style:parent-style-name="Heading_20_1">
      <style:paragraph-properties fo:background-color="#ffffff" fo:padding="0cm" fo:border="none">
        <style:background-image/>
      </style:paragraph-properties>
      <style:text-properties style:font-name="Trebuchet MS1"/>
    </style:style>
    <style:style style:name="P20" style:family="paragraph" style:parent-style-name="Title">
      <style:paragraph-properties fo:background-color="#ffffff" fo:padding="0cm" fo:border="none">
        <style:background-image/>
      </style:paragraph-properties>
      <style:text-properties style:font-name="Trebuchet MS1"/>
    </style:style>
    <style:style style:name="P21" style:family="paragraph" style:parent-style-name="Title">
      <style:paragraph-properties fo:text-align="center" style:justify-single-word="false" fo:background-color="#ffffff" fo:padding="0cm" fo:border="none">
        <style:background-image/>
      </style:paragraph-properties>
      <style:text-properties style:font-name="Trebuchet MS1" fo:font-weight="bold" style:font-weight-asian="bold" style:font-weight-complex="bold"/>
    </style:style>
    <style:style style:name="P22" style:family="paragraph" style:parent-style-name="Title" style:master-page-name="Standard">
      <style:paragraph-properties style:page-number="auto" fo:background-color="#ffffff" fo:padding="0cm" fo:border="none">
        <style:background-image/>
      </style:paragraph-properties>
      <style:text-properties style:font-name="Trebuchet MS1" fo:font-size="16pt" fo:font-weight="normal" style:font-size-asian="16pt" style:font-weight-asian="normal" style:font-size-complex="16pt" style:font-weight-complex="normal"/>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font-size="11pt" style:font-size-asian="11pt" style:font-size-complex="11pt"/>
    </style:style>
    <style:style style:name="T4" style:family="text">
      <style:text-properties fo:font-size="14pt" style:font-size-asian="14pt" style:font-size-complex="14pt"/>
    </style:style>
    <number:number-style style:name="N0">
      <number:number number:min-integer-digits="1"/>
    </number:number-style>
    <number:number-style style:name="N106">
      <number:number number:decimal-places="4" number:min-integer-digits="1"/>
    </number:number-style>
    <number:number-style style:name="N107">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abien Gueret – 28 March 2018 – Iwoka Business Finance</text:p>
      <text:p text:style-name="P20"/>
      <text:p text:style-name="P21">Call Centre / Data Samurai</text:p>
      <text:h text:style-name="P19" text:outline-level="1"/>
      <text:h text:style-name="P19" text:outline-level="1"><text:bookmark text:name="_9vg8p0d0qtuu"/><text:span text:style-name="T3">Questions</text:span> <text:span text:style-name="T4">/ Answers</text:span></text:h>
      <text:p text:style-name="P17"/>
      <text:list xml:id="list3207009945281537940" text:style-name="WWNum2">
        <text:list-item>
          <text:p text:style-name="P5">Which agent made the most calls? <text:span text:style-name="T1">[1]</text:span></text:p>
          <text:p text:style-name="P5"><text:span text:style-name="T1">Agent Orange with 2234 calls.</text:span></text:p>
          <text:p text:style-name="P5"><text:span text:style-name="T1"/></text:p>
        </text:list-item>
        <text:list-item>
          <text:p text:style-name="P5">For the leads that received one or more calls, how many calls were received on average? <text:span text:style-name="T1">[2]</text:span></text:p>
          <text:p text:style-name="P5"><text:span text:style-name="T1">The leads called at least once received 1.84 calls on average. </text:span></text:p>
          <text:p text:style-name="P5"><text:span text:style-name="T1"/></text:p>
        </text:list-item>
        <text:list-item>
          <text:p text:style-name="P5">For the leads that signed up, how many calls were received, on average? <text:span text:style-name="T1">[2]</text:span></text:p>
        </text:list-item>
      </text:list>
      <text:p text:style-name="P4"><text:span text:style-name="T1"><text:tab/>The signed up were called on average 2.10 times before they were convinced.</text:span></text:p>
      <text:p text:style-name="P4"><text:span text:style-name="T1"/></text:p>
      <text:list xml:id="list31220253" text:continue-numbering="true" text:style-name="WWNum2">
        <text:list-item>
          <text:p text:style-name="P5">Which agent had the most signups? Which assumptions did you make? (note that there is a many-to-one relationship between calls and leads) <text:span text:style-name="T1">[4]</text:span></text:p>
        </text:list-item>
      </text:list>
      <text:p text:style-name="P4"><text:span text:style-name="T1"><text:tab/>The agent Orange had 560 sign ups. We assume un-successful calls are all calls except the “INTERESTED” ones. We assume one phone number has one lead. We assume the sign-ups table corresponds to the interested in the calls table.</text:span></text:p>
      <text:p text:style-name="P4"><text:span text:style-name="T1"/></text:p>
      <text:list xml:id="list31246208" text:continue-numbering="true" text:style-name="WWNum2">
        <text:list-item>
          <text:p text:style-name="P5">Which agent had the most signups per call? <text:span text:style-name="T1">[2]</text:span></text:p>
        </text:list-item>
      </text:list>
      <text:p text:style-name="P4"><text:span text:style-name="T1"><text:tab/>But the most efficient agent for the most signups per call is agent Blue.</text:span></text:p>
      <text:p text:style-name="P4"><text:span text:style-name="T1"/></text:p>
      <text:list xml:id="list31237299" text:continue-numbering="true" text:style-name="WWNum2">
        <text:list-item>
          <text:p text:style-name="P5">Was the variation between the agents’ signups-per-call statistically significant? Why? <text:span text:style-name="T1">[5]</text:span></text:p>
        </text:list-item>
      </text:list>
      <text:p text:style-name="P4"><text:span text:style-name="T1"><text:tab/>To determine whether a result is statistically significant, we calculate the p-value associated with a binomial test, which is the probability of observing an effect given that the null hypothesis is true. The null hypothesis is that the Success rate of each agent does not differ from the overall average success rate of the team.</text:span></text:p>
      <text:p text:style-name="P4"><text:span text:style-name="T1"><text:tab/>Our results:</text:span></text:p>
      <table:table table:name="Table1" table:style-name="Table1">
        <table:table-column table:style-name="Table1.A" table:number-columns-repeated="5"/>
        <table:table-row>
          <table:table-cell table:style-name="Table1.A1" office:value-type="string">
            <text:p text:style-name="P18">Agent</text:p>
          </table:table-cell>
          <table:table-cell table:style-name="Table1.A1" office:value-type="string">
            <text:p text:style-name="P18">Calls</text:p>
          </table:table-cell>
          <table:table-cell table:style-name="Table1.A1" office:value-type="string">
            <text:p text:style-name="P18">Signups</text:p>
          </table:table-cell>
          <table:table-cell table:style-name="Table1.A1" office:value-type="string">
            <text:p text:style-name="P18">Success Rate</text:p>
          </table:table-cell>
          <table:table-cell table:style-name="Table1.E1" office:value-type="string">
            <text:p text:style-name="P18">P value</text:p>
          </table:table-cell>
        </table:table-row>
        <table:table-row>
          <table:table-cell table:style-name="Table1.A2" office:value-type="string">
            <text:p text:style-name="P18">Black</text:p>
          </table:table-cell>
          <table:table-cell table:style-name="Table1.B2" office:value-type="float" office:value="750">
            <text:p text:style-name="P18">750</text:p>
          </table:table-cell>
          <table:table-cell table:style-name="Table1.B2" office:value-type="float" office:value="157">
            <text:p text:style-name="P18">157</text:p>
          </table:table-cell>
          <table:table-cell table:style-name="Table1.D2" office:value-type="float" office:value="0.209333">
            <text:p text:style-name="P18">0.209</text:p>
          </table:table-cell>
          <table:table-cell table:style-name="Table1.E2" office:value-type="float" office:value="0.001754">
            <text:p text:style-name="P18">0.0018</text:p>
          </table:table-cell>
        </table:table-row>
        <table:table-row>
          <table:table-cell table:style-name="Table1.A2" office:value-type="string">
            <text:p text:style-name="P18">Blue</text:p>
          </table:table-cell>
          <table:table-cell table:style-name="Table1.B2" office:value-type="float" office:value="199">
            <text:p text:style-name="P18">199</text:p>
          </table:table-cell>
          <table:table-cell table:style-name="Table1.B2" office:value-type="float" office:value="58">
            <text:p text:style-name="P18">58</text:p>
          </table:table-cell>
          <table:table-cell table:style-name="Table1.D2" office:value-type="float" office:value="0.291457">
            <text:p text:style-name="P18">0.291</text:p>
          </table:table-cell>
          <table:table-cell table:style-name="Table1.E2" office:value-type="float" office:value="0.293865">
            <text:p text:style-name="P18">0.2939</text:p>
          </table:table-cell>
        </table:table-row>
        <table:table-row>
          <table:table-cell table:style-name="Table1.A2" office:value-type="string">
            <text:p text:style-name="P18">Green</text:p>
          </table:table-cell>
          <table:table-cell table:style-name="Table1.B2" office:value-type="float" office:value="339">
            <text:p text:style-name="P18">339</text:p>
          </table:table-cell>
          <table:table-cell table:style-name="Table1.B2" office:value-type="float" office:value="97">
            <text:p text:style-name="P18">97</text:p>
          </table:table-cell>
          <table:table-cell table:style-name="Table1.D2" office:value-type="float" office:value="0.2861">
            <text:p text:style-name="P18">0.286</text:p>
          </table:table-cell>
          <table:table-cell table:style-name="Table1.E2" office:value-type="float" office:value="0.26462">
            <text:p text:style-name="P18">0.2646</text:p>
          </table:table-cell>
        </table:table-row>
        <table:table-row>
          <table:table-cell table:style-name="Table1.A2" office:value-type="string">
            <text:p text:style-name="P18">Orange</text:p>
          </table:table-cell>
          <table:table-cell table:style-name="Table1.B2" office:value-type="float" office:value="2234">
            <text:p text:style-name="P18">2234</text:p>
          </table:table-cell>
          <table:table-cell table:style-name="Table1.B2" office:value-type="float" office:value="560">
            <text:p text:style-name="P18">560</text:p>
          </table:table-cell>
          <table:table-cell table:style-name="Table1.D2" office:value-type="float" office:value="0.250671">
            <text:p text:style-name="P18">0.251</text:p>
          </table:table-cell>
          <table:table-cell table:style-name="Table1.E2" office:value-type="float" office:value="0.371723">
            <text:p text:style-name="P18">0.3717</text:p>
          </table:table-cell>
        </table:table-row>
        <table:table-row>
          <table:table-cell table:style-name="Table1.A2" office:value-type="string">
            <text:p text:style-name="P18">Red</text:p>
          </table:table-cell>
          <table:table-cell table:style-name="Table1.B2" office:value-type="float" office:value="1478">
            <text:p text:style-name="P18">1478</text:p>
          </table:table-cell>
          <table:table-cell table:style-name="Table1.B2" office:value-type="float" office:value="424">
            <text:p text:style-name="P18">424</text:p>
          </table:table-cell>
          <table:table-cell table:style-name="Table1.D2" office:value-type="float" office:value="0.286874">
            <text:p text:style-name="P18">0.287</text:p>
          </table:table-cell>
          <table:table-cell table:style-name="Table1.E2" office:value-type="float" office:value="0.016189">
            <text:p text:style-name="P18">0.0162</text:p>
          </table:table-cell>
        </table:table-row>
      </table:table>
      <text:p text:style-name="P4"/>
      <text:p text:style-name="P4"><text:span text:style-name="T1">We reject the null hypothesis for Black and Red, ie their performance is average</text:span></text:p>
      <text:p text:style-name="P4"><text:span text:style-name="T1"/></text:p>
      <text:list xml:id="list31216890" text:continue-numbering="true" text:style-name="WWNum2">
        <text:list-item>
          <text:p text:style-name="P5">A lead from which region is most likely to be “interested” in the product? <text:span text:style-name="T1">[3]</text:span></text:p>
        </text:list-item>
      </text:list>
      <text:p text:style-name="P4"><text:span text:style-name="T1">The most interested region is London</text:span></text:p>
      <text:p text:style-name="P4"><text:span text:style-name="T1"/></text:p>
      <text:list xml:id="list31218879" text:continue-numbering="true" text:style-name="WWNum2">
        <text:list-item>
          <text:p text:style-name="P6">A lead from which sector is most likely to be “interested” in the product? <text:span text:style-name="T1">[1]</text:span></text:p>
        </text:list-item>
      </text:list>
      <text:p text:style-name="P4"><text:span text:style-name="T1">The most interested sector is Consultancy</text:span></text:p>
      <text:p text:style-name="P4"><text:span text:style-name="T1"/></text:p>
      <text:list xml:id="list31222562" text:continue-numbering="true" text:style-name="WWNum2">
        <text:list-item>
          <text:p text:style-name="P5">Given a lead has already expressed interest and signed up, </text:p>
          <text:list>
            <text:list-item>
              <text:p text:style-name="P8">signups from which region are most likely to be approved? <text:span text:style-name="T1">[2]</text:span></text:p>
            </text:list-item>
          </text:list>
        </text:list-item>
      </text:list>
      <text:p text:style-name="P7"><text:span text:style-name="T1">The region with the most approved sign-ups is the North-West</text:span></text:p>
      <text:p text:style-name="P7"><text:span text:style-name="T1"/></text:p>
      <text:list xml:id="list31244438" text:continue-numbering="true" text:style-name="WWNum2">
        <text:list-item>
          <text:list>
            <text:list-item>
              <text:p text:style-name="P8">Is this statistically significant? Why? <text:span text:style-name="T1">[5]</text:span></text:p>
            </text:list-item>
          </text:list>
        </text:list-item>
      </text:list>
      <text:p text:style-name="P10"><text:span text:style-name="T1">To determine whether a result is statistically significant, we calculate the p-value associated with a binomial test, which is the probability of observing an effect given that the null hypothesis is true. The null hypothesis is that the approval rate of each region does not differ from the country wide approval rate of sign-ups.</text:span></text:p>
      <text:p text:style-name="P11"><text:span text:style-name="T1"><text:tab/>Our results:</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8">Region</text:p>
          </table:table-cell>
          <table:table-cell table:style-name="Table2.A1" office:value-type="string">
            <text:p text:style-name="P18">Approval Rate</text:p>
          </table:table-cell>
          <table:table-cell table:style-name="Table2.C1" office:value-type="string">
            <text:p text:style-name="P18">Countrywide</text:p>
          </table:table-cell>
          <table:table-cell table:style-name="Table2.D1" office:value-type="string">
            <text:p text:style-name="P18">P value</text:p>
          </table:table-cell>
        </table:table-row>
        <table:table-row>
          <table:table-cell table:style-name="Table2.A2" office:value-type="string">
            <text:p text:style-name="P18">North-West</text:p>
          </table:table-cell>
          <table:table-cell table:style-name="Table2.B2" office:value-type="float" office:value="0.452381">
            <text:p text:style-name="P18">0.45</text:p>
          </table:table-cell>
          <table:table-cell table:style-name="Table2.B2" office:value-type="float" office:value="0.334635">
            <text:p text:style-name="P18">0.33</text:p>
          </table:table-cell>
          <table:table-cell table:style-name="Table2.D2" office:value-type="float" office:value="0.000424">
            <text:p text:style-name="P18">0.0004</text:p>
          </table:table-cell>
        </table:table-row>
      </table:table>
      <text:p text:style-name="P4"><text:span text:style-name="T1">We reject the null hypothesis for the North-West ie the difference in <text:s/>approval rate is not significant.</text:span></text:p>
      <text:p text:style-name="P4"><text:span text:style-name="T1"/></text:p>
      <text:list xml:id="list31238480" text:continue-numbering="true" text:style-name="WWNum2">
        <text:list-item>
          <text:p text:style-name="P5">Suppose you wanted to pick the 1000 leads most likely to sign up (who have not been called so far), based only on age, sector and region.</text:p>
          <text:list>
            <text:list-item>
              <text:p text:style-name="P8">What criteria would you use to pick those leads?<text:span text:style-name="T1"> [10]</text:span></text:p>
            </text:list-item>
          </text:list>
        </text:list-item>
      </text:list>
      <text:p text:style-name="P12"><text:span text:style-name="T1">We would use a function of the age, sector and region that would give us a probability of interest/success. We have chose to fit a logistic regression model considering the sample sizes and the number of categories in the predictor variables. We have created bins for the age of the leads first then dichotomised it together with the region and sector</text:span></text:p>
      <text:p text:style-name="P13"><text:span text:style-name="T1">Below the coefficients calculated:</text:span></text:p>
      <text:p text:style-name="P14"><text:span text:style-name="T1">Intercept<text:tab/><text:tab/><text:tab/>-0.08446591</text:span></text:p>
      <text:p text:style-name="P14"><text:span text:style-name="T1">Region_london<text:tab/><text:tab/>1.417680</text:span></text:p>
      <text:p text:style-name="P14"><text:span text:style-name="T1">Region_midlands<text:tab/><text:tab/>-0.654595</text:span></text:p>
      <text:p text:style-name="P14"><text:span text:style-name="T1">Region_north-east<text:tab/><text:tab/>-0.182676</text:span></text:p>
      <text:p text:style-name="P14"><text:span text:style-name="T1">Region_north-west<text:tab/><text:tab/>0.499336</text:span></text:p>
      <text:p text:style-name="P14"><text:span text:style-name="T1">Region_northern-ireland<text:tab/>-0.157100</text:span></text:p>
      <text:p text:style-name="P14"><text:span text:style-name="T1">Region_scotland<text:tab/><text:tab/>-0.210190</text:span></text:p>
      <text:p text:style-name="P14"><text:span text:style-name="T1">Region_south<text:tab/><text:tab/>-0.301667</text:span></text:p>
      <text:p text:style-name="P14"><text:span text:style-name="T1">Region_south-east<text:tab/><text:tab/>-0.078173</text:span></text:p>
      <text:p text:style-name="P14"><text:span text:style-name="T1">Region_south-west<text:tab/><text:tab/>0.359215</text:span></text:p>
      <text:p text:style-name="P14"><text:span text:style-name="T1">Region_wales<text:tab/><text:tab/>-0.776297</text:span></text:p>
      <text:p text:style-name="P14"><text:span text:style-name="T1"/></text:p>
      <text:p text:style-name="P14"><text:span text:style-name="T1">Sector_agriculture<text:tab/><text:tab/>-0.272434</text:span></text:p>
      <text:p text:style-name="P14"><text:span text:style-name="T1">Sector_construction<text:tab/>-0.871275</text:span></text:p>
      <text:p text:style-name="P14"><text:span text:style-name="T1">Sector_consultancy<text:tab/><text:tab/>0.854160</text:span></text:p>
      <text:p text:style-name="P14"><text:span text:style-name="T1">Sector_entertainment<text:tab/>0.262466</text:span></text:p>
      <text:p text:style-name="P14"><text:span text:style-name="T1">Sector_food<text:tab/><text:tab/><text:tab/>-0.079287</text:span></text:p>
      <text:p text:style-name="P14"><text:span text:style-name="T1">Sector_retail<text:tab/><text:tab/><text:tab/>-0.528669</text:span></text:p>
      <text:p text:style-name="P14"><text:span text:style-name="T1">Sector_wholesale<text:tab/><text:tab/>0.550573</text:span></text:p>
      <text:p text:style-name="P14"><text:span text:style-name="T1"/></text:p>
      <text:p text:style-name="P14"><text:span text:style-name="T1">Age Bucket_(0, 25]<text:tab/><text:tab/>0.150940</text:span></text:p>
      <text:p text:style-name="P14"><text:span text:style-name="T1">Age Bucket_(25, 50]<text:tab/>0.223575</text:span></text:p>
      <text:p text:style-name="P14"><text:span text:style-name="T1">Age Bucket_(50, 75]<text:tab/>0.178159</text:span></text:p>
      <text:p text:style-name="P14"><text:span text:style-name="T1">Age Bucket_(75, 100]<text:tab/>-0.029826</text:span></text:p>
      <text:p text:style-name="P7"><text:span text:style-name="T1"/></text:p>
      <text:p text:style-name="P9"><text:span text:style-name="T1"/></text:p>
      <text:list xml:id="list31240980" text:continue-numbering="true" text:style-name="WWNum2">
        <text:list-item>
          <text:list>
            <text:list-item>
              <text:p text:style-name="P8">In what sense are those an optimal criteria set? <text:span text:style-name="T1">[3]</text:span></text:p>
            </text:list-item>
          </text:list>
        </text:list-item>
      </text:list>
      <text:p text:style-name="P7"><text:span text:style-name="T1"><text:tab/>The criteria is optimal in the sense that it minimises the error/cost function for the training data. </text:span></text:p>
      <text:p text:style-name="P7"><text:span text:style-name="T1"/></text:p>
      <text:list xml:id="list31231091" text:continue-numbering="true" text:style-name="WWNum2">
        <text:list-item>
          <text:list>
            <text:list-item>
              <text:p text:style-name="P8">How many signups would you expect to get based on those called leads, assuming they were being called by random agents? <text:span text:style-name="T1">[3]</text:span></text:p>
            </text:list-item>
          </text:list>
        </text:list-item>
      </text:list>
      <text:p text:style-name="P7"><text:span text:style-name="T1"><text:tab/>According to our model the number of sign ups would be 5263 out of 9994 which is too high and comes from the leads (our test data) and training data overlapping. There are other models that could be used and should be tested to see which one is the most practical at this moment with the possibility to change once the data available is bigger</text:span></text:p>
      <text:p text:style-name="P7"><text:span text:style-name="T1"/></text:p>
      <text:list xml:id="list31233301" text:continue-numbering="true" text:style-name="WWNum2">
        <text:list-item>
          <text:list>
            <text:list-item>
              <text:p text:style-name="P8">If you could choose the agents to make those calls, who would you choose? Why? <text:span text:style-name="T1">[3]</text:span></text:p>
            </text:list-item>
          </text:list>
        </text:list-item>
      </text:list>
      <text:p text:style-name="P15"><text:span text:style-name="T1">Owing to the already dubious performance of our first model, adding another set of variables might not be a good idea. Furthermore we could make the hypothesi that the impact of the agent on the call is not region/age/sector specific. In that view, preselecting leads according to the 3 variables first </text:span><text:span text:style-name="T2">then </text:span><text:span text:style-name="T1">dividing them amongst the agent according to performance (question 4) and availability (question 1) could be a first strategy</text:span></text:p>
      <text:p text:style-name="P16"><text:span text:style-name="T1"/></text:p>
      <text:p text:style-name="P16"><text:span text:style-name="T1">Nevertheless we have a logistic model including the agent impact and out of the coefficients for the agents, Agent Blue seems to be the one with the most positive impact. We would have to test the significance of those coefficients.</text:span></text:p>
      <text:p text:style-name="P16"><text:span text:style-name="T1"/></text:p>
      <text:p text:style-name="P16"><text:span text:style-name="T1">Agent_black<text:tab/><text:tab/>-0.733619</text:span></text:p>
      <text:p text:style-name="P16"><text:span text:style-name="T1">Agent_blue<text:tab/><text:tab/>0.726713</text:span></text:p>
      <text:p text:style-name="P16"><text:span text:style-name="T1">Agent_green<text:tab/><text:tab/>0.132170</text:span></text:p>
      <text:p text:style-name="P16"><text:span text:style-name="T1">Agent_orange<text:tab/>-0.306021</text:span></text:p>
      <text:p text:style-name="P16"><text:span text:style-name="T1">Agent_red<text:tab/><text:tab/>0.246731</text:span></text:p>
      <text:p text:style-name="P16"><text:span text:style-name="T1"/></text:p>
      <text:p text:style-name="P1"/>
      <text:p text:style-name="P2">Below Python code and output</text:p>
      <text:p text:style-name="P2"/>
      <text:p text:style-name="P2"/>
      <text:p text:style-name="P2"/>
      <text:p text:style-name="P3">Code</text:p>
      <text:p text:style-name="P2"># -*- coding: utf-8 -*-</text:p>
      <text:p text:style-name="P2">"""</text:p>
      <text:p text:style-name="P2">Created on Tue Mar 27 11:45:31 2018</text:p>
      <text:p text:style-name="P2"/>
      <text:p text:style-name="P2">@author: Fabien Gueret 4 <text:s/></text:p>
      <text:p text:style-name="P2"/>
      <text:p text:style-name="P2">Data Samurai Challenge</text:p>
      <text:p text:style-name="P2"/>
      <text:p text:style-name="P2">Call Centre</text:p>
      <text:p text:style-name="P2"/>
      <text:p text:style-name="P2">Data</text:p>
      <text:p text:style-name="P2">1.leads.csv. This is a list of fictitious company directors, with some basic data about them and their company.</text:p>
      <text:p text:style-name="P2">2.calls.csv. This is a list of fictitious calls made by an outbound call centre. The call centre consists of several agents, </text:p>
      <text:p text:style-name="P2"><text:s text:c="2"/>who make calls one after the other. They don’t get to choose who to call, the system does. The objective of the call is to</text:p>
      <text:p text:style-name="P2"><text:s text:c="2"/>get the lead to signup on the website. When they finish a call, they mark down the outcome, from a fixed list of possible outcomes. </text:p>
      <text:p text:style-name="P2"><text:s text:c="2"/>Note that a single lead may be called multiple times.</text:p>
      <text:p text:style-name="P2">3.signups.csv. This is a list of leads who signed up after being called by someone from the call centre.</text:p>
      <text:p text:style-name="P2"><text:s text:c="2"/>Each signup was risk assessed and either approved or rejected for a loan.</text:p>
      <text:p text:style-name="P2"/>
      <text:p text:style-name="P2">"""</text:p>
      <text:p text:style-name="P2"># Dependencies</text:p>
      <text:p text:style-name="P2"/>
      <text:p text:style-name="P2">#Data management library</text:p>
      <text:p text:style-name="P2">import pandas as pd</text:p>
      <text:p text:style-name="P2">#Time management library</text:p>
      <text:p text:style-name="P2">import datetime as dt</text:p>
      <text:p text:style-name="P2"># Database Library</text:p>
      <text:p text:style-name="P2">import numpy as np</text:p>
      <text:p text:style-name="P2"># Statistics</text:p>
      <text:p text:style-name="P2">from scipy import stats</text:p>
      <text:p text:style-name="P2"/>
      <text:p text:style-name="P2"/>
      <text:p text:style-name="P2">#### Open csv files and save data in Dataframes ####</text:p>
      <text:p text:style-name="P2"># paths</text:p>
      <text:p text:style-name="P2"><text:soft-page-break/>leadfile = 'leads.csv'</text:p>
      <text:p text:style-name="P2">callfile = 'calls.csv'</text:p>
      <text:p text:style-name="P2">signupfile = 'signups.csv'</text:p>
      <text:p text:style-name="P2"># inflow of data</text:p>
      <text:p text:style-name="P2">leads = pd.read_csv(leadfile,header = 0,index_col=0, converters ={'Age':int})</text:p>
      <text:p text:style-name="P2">print(leads.head())</text:p>
      <text:p text:style-name="P2">calls = pd.read_csv(callfile,header = 0,index_col=3)</text:p>
      <text:p text:style-name="P2">print(calls.head())</text:p>
      <text:p text:style-name="P2">signups = pd.read_csv(signupfile,header = 0,index_col=0)</text:p>
      <text:p text:style-name="P2">print(signups.head())</text:p>
      <text:p text:style-name="P2"/>
      <text:p text:style-name="P2"/>
      <text:p text:style-name="P2">#### 1.Which agent made the most calls? ####</text:p>
      <text:p text:style-name="P2"/>
      <text:p text:style-name="P2">agents_activity = calls.groupby('Agent').count().drop(['Call Outcome'],axis=1)</text:p>
      <text:p text:style-name="P2">#print(agents_activity)</text:p>
      <text:p text:style-name="P2">prolific_agent = agents_activity.sort_values(['Phone Number'], ascending=False).head(1)</text:p>
      <text:p text:style-name="P2">print(prolific_agent)</text:p>
      <text:p text:style-name="P2"/>
      <text:p text:style-name="P2"/>
      <text:p text:style-name="P2">#### 2.For the leads that received one or more calls, how many calls were received on average? <text:s/>####</text:p>
      <text:p text:style-name="P2"/>
      <text:p text:style-name="P2">lead_contacts = calls.groupby('Phone Number').count()</text:p>
      <text:p text:style-name="P2">avg_calls_number = lead_contacts['Call Outcome'].mean()</text:p>
      <text:p text:style-name="P2">print(avg_calls_number)</text:p>
      <text:p text:style-name="P2"/>
      <text:p text:style-name="P2"/>
      <text:p text:style-name="P2">#### 3.For the leads that signed up, how many calls were received, on average? </text:p>
      <text:p text:style-name="P2"/>
      <text:p text:style-name="P2">signed_ups_phone_number= pd.merge(signups, leads , how='left', left_index= True, right_index=True)</text:p>
      <text:p text:style-name="P2">signed_up_calls = pd.merge(signed_ups_phone_number, calls, how='left', left_on= 'Phone Number', right_on= 'Phone Number')</text:p>
      <text:p text:style-name="P2">signed_up_call_counts = signed_up_calls.groupby('Phone Number').count()</text:p>
      <text:p text:style-name="P2">signed_up_call_avg = signed_up_call_counts['Call Outcome'].mean()</text:p>
      <text:p text:style-name="P2">print(signed_up_call_avg)</text:p>
      <text:p text:style-name="P2"/>
      <text:p text:style-name="P2"/>
      <text:p text:style-name="P2">#### 4.Which agent had the most signups? Which assumptions did you make? (note that there <text:soft-page-break/>is a many-to-one relationship between calls and leads) ####</text:p>
      <text:p text:style-name="P2"/>
      <text:p text:style-name="P2">success_calls = calls[calls['Call Outcome']=='INTERESTED']</text:p>
      <text:p text:style-name="P2">agents_success = success_calls.groupby('Agent').count().drop(['Call Outcome'],axis=1)</text:p>
      <text:p text:style-name="P2">best_agent = agents_success.sort_values(['Phone Number'], ascending=False).head(1)</text:p>
      <text:p text:style-name="P2">print('Best Agent ', best_agent)</text:p>
      <text:p text:style-name="P2"/>
      <text:p text:style-name="P2"/>
      <text:p text:style-name="P2">#### 5.Which agent had the most signups per call? ####</text:p>
      <text:p text:style-name="P2"/>
      <text:p text:style-name="P2">agent_effort_to_signup = pd.merge(agents_activity,agents_success,how='left', left_index= True, right_index=True)</text:p>
      <text:p text:style-name="P2">agent_effort_to_signup['Success Rate']= agent_effort_to_signup['Phone Number_y']/agent_effort_to_signup['Phone Number_x']</text:p>
      <text:p text:style-name="P2">efficient_agent = agent_effort_to_signup.sort_values(['Success Rate'], ascending=False).drop(['Phone Number_y','Phone Number_x'],axis=1).head(1)</text:p>
      <text:p text:style-name="P2">print('Efficient Agent', efficient_agent)</text:p>
      <text:p text:style-name="P2"/>
      <text:p text:style-name="P2"/>
      <text:p text:style-name="P2">#### 6.Was the variation between the agents’ signups-per-call statistically significant? Why? </text:p>
      <text:p text:style-name="P2"/>
      <text:p text:style-name="P2"># Ho : p1 = avg Ha p1!= avg</text:p>
      <text:p text:style-name="P2"/>
      <text:p text:style-name="P2">avg_success = agent_effort_to_signup['Phone Number_y'].sum()/ agent_effort_to_signup['Phone Number_x'].sum()</text:p>
      <text:p text:style-name="P2">agent_effort_to_signup['p_value']=[stats.binom_test(row[1],row[0],avg_success) for index , row in agent_effort_to_signup.iterrows()]</text:p>
      <text:p text:style-name="P2">print(agent_effort_to_signup)</text:p>
      <text:p text:style-name="P2"/>
      <text:p text:style-name="P2"/>
      <text:p text:style-name="P2">#### 7.A lead from which region is most likely to be “interested” in the product? <text:s/>####</text:p>
      <text:p text:style-name="P2"/>
      <text:p text:style-name="P2">lead_regions= pd.merge(leads, calls, how='right', left_on= 'Phone Number', right_on='Phone Number')</text:p>
      <text:p text:style-name="P2"># calculate the number of interest number by region</text:p>
      <text:p text:style-name="P2">lead_interested_by_regions = lead_regions.loc[lead_regions['Call Outcome']=='INTERESTED'].groupby('Region').count()</text:p>
      <text:p text:style-name="P2"># calculate the number of unique phone numbers called by region (many calls for one number!) <text:s/></text:p>
      <text:p text:style-name="P2">lead_phone_number = calls.groupby('Phone Number').count()</text:p>
      <text:p text:style-name="P2">all_phone_numbers_regions=pd.merge(lead_phone_number,leads,how='left', left_index= True, <text:soft-page-break/>right_on='Phone Number')</text:p>
      <text:p text:style-name="P2">all_leads_called_by_regions = all_phone_numbers_regions.groupby('Region').count()</text:p>
      <text:p text:style-name="P2">interested_region_data=pd.merge(lead_interested_by_regions,all_leads_called_by_regions,how='inner', left_index= True, right_index=True)</text:p>
      <text:p text:style-name="P2">interested_region_data['InterestedvsAll']=interested_region_data['Age_x']/interested_region_data['Age_y']</text:p>
      <text:p text:style-name="P2">most_interested_region = interested_region_data.sort_values(['InterestedvsAll'], ascending=False).head(1)</text:p>
      <text:p text:style-name="P2">print('Interested region : ',most_interested_region['InterestedvsAll'])</text:p>
      <text:p text:style-name="P2"/>
      <text:p text:style-name="P2"/>
      <text:p text:style-name="P2">#### 8.A lead from which sector is most likely to be “interested” in the product? ####</text:p>
      <text:p text:style-name="P2"/>
      <text:p text:style-name="P2"># calculate the number of interest number by sectors</text:p>
      <text:p text:style-name="P2">lead_interested_by_sectors = lead_regions.loc[lead_regions['Call Outcome']=='INTERESTED'].groupby('Sector').count()</text:p>
      <text:p text:style-name="P2">all_leads_called_by_sectors = all_phone_numbers_regions.groupby('Sector').count()</text:p>
      <text:p text:style-name="P2">interested_sector_data=pd.merge(lead_interested_by_sectors,all_leads_called_by_sectors,how='inner', left_index= True, right_index=True)</text:p>
      <text:p text:style-name="P2">interested_sector_data['InterestedvsAll']=interested_sector_data['Age_x']/interested_sector_data['Age_y']</text:p>
      <text:p text:style-name="P2">most_interested_sector = interested_sector_data.sort_values(['InterestedvsAll'], ascending=False).head(1)</text:p>
      <text:p text:style-name="P2">print('Interested sector : ', most_interested_sector['InterestedvsAll'])</text:p>
      <text:p text:style-name="P2"/>
      <text:p text:style-name="P2"/>
      <text:p text:style-name="P2">#### 9.Given a lead has already expressed interest and signed up, ####</text:p>
      <text:p text:style-name="P2">#### 9.a.signups from which region are most likely to be approved? ####</text:p>
      <text:p text:style-name="P2"/>
      <text:p text:style-name="P2">signups_info = pd.merge(signups , leads , how ='left', left_index = True, right_index = True)</text:p>
      <text:p text:style-name="P2">signups_region = signups_info.groupby('Region').count()</text:p>
      <text:p text:style-name="P2">approved_signups_region = signups_info.loc[signups_info['Approval Decision']=='APPROVED'].groupby('Region').count()</text:p>
      <text:p text:style-name="P2">approved_region_data=pd.merge(signups_region, approved_signups_region,how='inner', left_index= True, right_index=True)</text:p>
      <text:p text:style-name="P2">approved_region_data['ApprovedvsAll']=approved_region_data['Age_y']/approved_region_data['Age_x']</text:p>
      <text:p text:style-name="P2">most_approved_region = approved_region_data.sort_values(['ApprovedvsAll'], ascending=False).head(1)</text:p>
      <text:p text:style-name="P2">print('Approved region : ', most_approved_region['ApprovedvsAll'])</text:p>
      <text:p text:style-name="P2"><text:soft-page-break/></text:p>
      <text:p text:style-name="P2">#### 9.b.Is this statistically significant? Why? ####</text:p>
      <text:p text:style-name="P2"># Ho : p1 = avg Ha p1!= avg</text:p>
      <text:p text:style-name="P2"/>
      <text:p text:style-name="P2">avg_approved = signups.loc[signups['Approval Decision']=='APPROVED'].count()/signups.count()</text:p>
      <text:p text:style-name="P2">avg =avg_approved.sum()</text:p>
      <text:p text:style-name="P2">approved_region_data['average']=avg</text:p>
      <text:p text:style-name="P2">approved_region_data['p_value']=[stats.binom_test(row[4],row[0],avg) for index , row in approved_region_data.iterrows()]</text:p>
      <text:p text:style-name="P2">print(approved_region_data)</text:p>
      <text:p text:style-name="P2"/>
      <text:p text:style-name="P2"/>
      <text:p text:style-name="P2">#### 10 Suppose you wanted to pick the 1000 leads most likely to sign up (who have not been called so far), based only on age, sector and region.####</text:p>
      <text:p text:style-name="P2">#### 10.a.What criteria would you use to pick those leads? ####</text:p>
      <text:p text:style-name="P2"/>
      <text:p text:style-name="P2">all_called = pd.merge(calls,leads, how ='left', left_on = 'Phone Number', right_on = 'Phone Number') </text:p>
      <text:p text:style-name="P2">conditions = [</text:p>
      <text:p text:style-name="P2"><text:s text:c="4"/>(all_called['Call Outcome'] == 'INTERESTED'),</text:p>
      <text:p text:style-name="P2"><text:s text:c="4"/>(all_called['Call Outcome'] == 'NOT INTERESTED')]</text:p>
      <text:p text:style-name="P2">choices = [1,0]</text:p>
      <text:p text:style-name="P2">all_called['Signup']=np.select(conditions, choices, default='rid')</text:p>
      <text:p text:style-name="P2">all_called = all_called.loc[all_called['Signup']!='rid']</text:p>
      <text:p text:style-name="P2"># Bin the Age</text:p>
      <text:p text:style-name="P2">all_called['Age Bucket']= pd.cut(all_called['Age'],range(0,125,25))</text:p>
      <text:p text:style-name="P2">#clean up before binarisation</text:p>
      <text:p text:style-name="P2">all_called=all_called.drop(['Phone Number','Age', 'Agent','Call Outcome'],axis=1)</text:p>
      <text:p text:style-name="P2"># Binaries predictors and target</text:p>
      <text:p text:style-name="P2">training_data = pd.get_dummies(all_called)</text:p>
      <text:p text:style-name="P2">training_data= training_data.drop(['Signup_0'],axis=1)</text:p>
      <text:p text:style-name="P2">#print(training_data.columns.values)</text:p>
      <text:p text:style-name="P2"/>
      <text:p text:style-name="P2">#Import Library</text:p>
      <text:p text:style-name="P2">from sklearn.linear_model import LogisticRegression</text:p>
      <text:p text:style-name="P2"/>
      <text:p text:style-name="P2"># Create logistic regression object</text:p>
      <text:p text:style-name="P2">model = LogisticRegression()</text:p>
      <text:p text:style-name="P2"># X (predictor) and Y (target) for training data set and x_test(predictor) of test_dataset</text:p>
      <text:p text:style-name="P2"><text:soft-page-break/>X = training_data.drop(['Signup_1'],axis=1).values</text:p>
      <text:p text:style-name="P2">X_data=training_data.drop(['Signup_1'],axis=1)</text:p>
      <text:p text:style-name="P2">y= training_data['Signup_1'].values</text:p>
      <text:p text:style-name="P2"># Train the model using the training sets and check score</text:p>
      <text:p text:style-name="P2">model.fit(X, y)</text:p>
      <text:p text:style-name="P2">model.score(X, y)</text:p>
      <text:p text:style-name="P2">#Equation coefficient and Intercept</text:p>
      <text:p text:style-name="P2">coeff =model.coef_[0]</text:p>
      <text:p text:style-name="P2">features =X_data.columns.values</text:p>
      <text:p text:style-name="P2">print('Intercept: \n', model.intercept_)</text:p>
      <text:p text:style-name="P2"/>
      <text:p text:style-name="P2">Results = pd.DataFrame(list(zip(features,coeff)),columns= ['features', 'estimated_Coefficients'])</text:p>
      <text:p text:style-name="P2">print(Results)</text:p>
      <text:p text:style-name="P2">#### 10.b.In what sense are those an optimal criteria set?</text:p>
      <text:p text:style-name="P2"/>
      <text:p text:style-name="P2"/>
      <text:p text:style-name="P2">#### 10.c.How many signups would you expect to get based on those called leads, assuming they were being called by random agents? </text:p>
      <text:p text:style-name="P2"/>
      <text:p text:style-name="P2">all_leads = leads[['Region','Sector','Age']]</text:p>
      <text:p text:style-name="P2">#print(all_leads) </text:p>
      <text:p text:style-name="P2"/>
      <text:p text:style-name="P2"># Bin the Age</text:p>
      <text:p text:style-name="P2">all_leads['Age Bucket']= pd.cut(all_leads['Age'],range(0,125,25))</text:p>
      <text:p text:style-name="P2">#clean up before binarisation</text:p>
      <text:p text:style-name="P2">all_leads=all_leads.drop(['Age'],axis=1)</text:p>
      <text:p text:style-name="P2"># Binaries predictors and target</text:p>
      <text:p text:style-name="P2">testing_data = pd.get_dummies(all_leads)</text:p>
      <text:p text:style-name="P2">#print(testing_data.columns.values)</text:p>
      <text:p text:style-name="P2"/>
      <text:p text:style-name="P2">#Predict Output</text:p>
      <text:p text:style-name="P2">x_test = testing_data.values</text:p>
      <text:p text:style-name="P2"/>
      <text:p text:style-name="P2">predicted= model.predict(x_test)</text:p>
      <text:p text:style-name="P2"/>
      <text:p text:style-name="P2">print('Predicted signps',sum(predicted),' on ', len(leads))</text:p>
      <text:p text:style-name="P2"/>
      <text:p text:style-name="P2">#### 10.d.If you could choose the agents to make those calls, who would you choose? Why? </text:p>
      <text:p text:style-name="P2"/>
      <text:p text:style-name="P2">all_called = pd.merge(calls,leads, how ='left', left_on = 'Phone Number', right_on = 'Phone <text:soft-page-break/>Number') </text:p>
      <text:p text:style-name="P2">conditions = [</text:p>
      <text:p text:style-name="P2"><text:s text:c="4"/>(all_called['Call Outcome'] == 'INTERESTED'),</text:p>
      <text:p text:style-name="P2"><text:s text:c="4"/>(all_called['Call Outcome'] == 'NOT INTERESTED')]</text:p>
      <text:p text:style-name="P2">choices = [1,0]</text:p>
      <text:p text:style-name="P2">all_called['Signup']=np.select(conditions, choices, default='rid')</text:p>
      <text:p text:style-name="P2">all_called = all_called.loc[all_called['Signup']!='rid']</text:p>
      <text:p text:style-name="P2"># Bin the Age</text:p>
      <text:p text:style-name="P2">all_called['Age Bucket']= pd.cut(all_called['Age'],range(0,125,25))</text:p>
      <text:p text:style-name="P2">#clean up before binarisation</text:p>
      <text:p text:style-name="P2">all_called=all_called.drop(['Phone Number','Age','Call Outcome'],axis=1)</text:p>
      <text:p text:style-name="P2"># Binaries predictors and target</text:p>
      <text:p text:style-name="P2">training_data = pd.get_dummies(all_called)</text:p>
      <text:p text:style-name="P2">training_data= training_data.drop(['Signup_0'],axis=1)</text:p>
      <text:p text:style-name="P2">#print(training_data.columns.values)</text:p>
      <text:p text:style-name="P2"/>
      <text:p text:style-name="P2"/>
      <text:p text:style-name="P2"># Create 2nd logistic regression object</text:p>
      <text:p text:style-name="P2">model2 = LogisticRegression()</text:p>
      <text:p text:style-name="P2"># X (predictor) and Y (target) for training data set and x_test(predictor) of test_dataset</text:p>
      <text:p text:style-name="P2">X = training_data.drop(['Signup_1'],axis=1).values</text:p>
      <text:p text:style-name="P2">X_data=training_data.drop(['Signup_1'],axis=1)</text:p>
      <text:p text:style-name="P2">y= training_data['Signup_1'].values</text:p>
      <text:p text:style-name="P2"># Train the model using the training sets and check score</text:p>
      <text:p text:style-name="P2">model2.fit(X, y)</text:p>
      <text:p text:style-name="P2">model2.score(X, y)</text:p>
      <text:p text:style-name="P2">#Equation coefficient and Intercept</text:p>
      <text:p text:style-name="P2">#print('Coefficient: \n', model2.coef_)</text:p>
      <text:p text:style-name="P2">print('Intercept: \n', model2.intercept_)</text:p>
      <text:p text:style-name="P2"><text:s/></text:p>
      <text:p text:style-name="P2">coeff =model2.coef_[0]</text:p>
      <text:p text:style-name="P2">features =X_data.columns.values</text:p>
      <text:p text:style-name="P2"/>
      <text:p text:style-name="P2">Results = pd.DataFrame(list(zip(features,coeff)),columns= ['features', 'estimated_Coefficients'])</text:p>
      <text:p text:style-name="P2">print(Results)</text:p>
      <text:p text:style-name="P2"/>
      <text:p text:style-name="P2"/>
      <text:p text:style-name="P3">Output</text:p>
      <text:p text:style-name="P2">Python 3.6.3 |Anaconda custom (64-bit)| (default, Oct 15 2017, 03:27:45) [MSC v.1900 64 bit (AMD64)]</text:p>
      <text:p text:style-name="P2">Type "copyright", "credits" or "license" for more information.</text:p>
      <text:p text:style-name="P2"/>
      <text:p text:style-name="P2">IPython 6.1.0 -- An enhanced Interactive Python.</text:p>
      <text:p text:style-name="P2"/>
      <text:p text:style-name="P2">runfile('F:/New folder/Job Search/iwoca/callcentre.py', wdir='F:/New folder/Job Search/iwoca')</text:p>
      <text:p text:style-name="P2"><text:s text:c="19"/>Phone Number <text:s text:c="5"/>Region <text:s text:c="6"/>Sector <text:s/>Age</text:p>
      <text:p text:style-name="P2">Name <text:s text:c="56"/></text:p>
      <text:p text:style-name="P2">Isabela MEZA <text:s text:c="6"/>175718505368 <text:s/>north-west <text:s text:c="3"/>wholesale <text:s text:c="2"/>19</text:p>
      <text:p text:style-name="P2">Deangelo LEE <text:s text:c="6"/>937521423043 <text:s/>north-west <text:s text:c="6"/>retail <text:s text:c="2"/>38</text:p>
      <text:p text:style-name="P2">Rosia MENDEZ <text:s text:c="6"/>403640999962 <text:s text:c="3"/>midlands <text:s/>agriculture <text:s text:c="2"/>40</text:p>
      <text:p text:style-name="P2">Jeremiah GALLOWAY <text:s/>946740713605 <text:s text:c="3"/>scotland <text:s text:c="8"/>food <text:s text:c="2"/>23</text:p>
      <text:p text:style-name="P2">Sarah POPE <text:s text:c="8"/>264176984341 <text:s text:c="3"/>midlands <text:s text:c="6"/>retail <text:s text:c="2"/>18</text:p>
      <text:p text:style-name="P2"><text:s text:c="13"/>Phone Number <text:s text:c="4"/>Call Outcome <text:s text:c="2"/>Agent</text:p>
      <text:p text:style-name="P2">Call Number <text:s text:c="38"/></text:p>
      <text:p text:style-name="P2">0 <text:s text:c="12"/>83473306392 <text:s text:c="2"/>NOT INTERESTED <text:s/>orange</text:p>
      <text:p text:style-name="P2">1 <text:s text:c="11"/>762850680150 <text:s/>CALL BACK LATER <text:s/>orange</text:p>
      <text:p text:style-name="P2">2 <text:s text:c="11"/>476309275079 <text:s text:c="2"/>NOT INTERESTED <text:s/>orange</text:p>
      <text:p text:style-name="P2">3 <text:s text:c="11"/>899921761538 <text:s/>CALL BACK LATER <text:s text:c="4"/>red</text:p>
      <text:p text:style-name="P2">4 <text:s text:c="11"/>906739234066 <text:s/>CALL BACK LATER <text:s/>orange</text:p>
      <text:p text:style-name="P2"><text:s text:c="15"/>Approval Decision</text:p>
      <text:p text:style-name="P2">Lead <text:s text:c="27"/></text:p>
      <text:p text:style-name="P2">Tyree TERRY <text:s text:c="12"/>APPROVED</text:p>
      <text:p text:style-name="P2">Ansel WOOD <text:s text:c="13"/>REJECTED</text:p>
      <text:p text:style-name="P2">Ludwig DIAZ <text:s text:c="12"/>APPROVED</text:p>
      <text:p text:style-name="P2">Mack ARELLANO <text:s text:c="10"/>APPROVED</text:p>
      <text:p text:style-name="P2">Judy HENDRICKS <text:s text:c="9"/>REJECTED</text:p>
      <text:p text:style-name="P2"><text:s text:c="8"/>Phone Number</text:p>
      <text:p text:style-name="P2">Agent <text:s text:c="14"/></text:p>
      <text:p text:style-name="P2">orange <text:s text:c="9"/>2234</text:p>
      <text:p text:style-name="P2">1.839587932303164</text:p>
      <text:p text:style-name="P2">2.0989583333333335</text:p>
      <text:p text:style-name="P2">Best Agent <text:s text:c="9"/>Phone Number</text:p>
      <text:p text:style-name="P2">Agent <text:s text:c="14"/></text:p>
      <text:p text:style-name="P2">orange <text:s text:c="10"/>560</text:p>
      <text:p text:style-name="P2">Efficient Agent <text:s text:c="7"/>Success Rate</text:p>
      <text:p text:style-name="P2">Agent <text:s text:c="13"/></text:p>
      <text:p text:style-name="P2"><text:soft-page-break/>blue <text:s text:c="6"/>0.291457</text:p>
      <text:p text:style-name="P2"><text:s text:c="8"/>Phone Number_x <text:s/>Phone Number_y <text:s/>Success Rate <text:s text:c="2"/>p_value</text:p>
      <text:p text:style-name="P2">Agent <text:s text:c="56"/></text:p>
      <text:p text:style-name="P2">black <text:s text:c="13"/>750 <text:s text:c="12"/>157 <text:s text:c="5"/>0.209333 <text:s/>0.001754</text:p>
      <text:p text:style-name="P2">blue <text:s text:c="14"/>199 <text:s text:c="13"/>58 <text:s text:c="5"/>0.291457 <text:s/>0.293865</text:p>
      <text:p text:style-name="P2">green <text:s text:c="13"/>339 <text:s text:c="13"/>97 <text:s text:c="5"/>0.286136 <text:s/>0.264620</text:p>
      <text:p text:style-name="P2">orange <text:s text:c="11"/>2234 <text:s text:c="12"/>560 <text:s text:c="5"/>0.250671 <text:s/>0.371723</text:p>
      <text:p text:style-name="P2">red <text:s text:c="14"/>1478 <text:s text:c="12"/>424 <text:s text:c="5"/>0.286874 <text:s/>0.016189</text:p>
      <text:p text:style-name="P2">Interested region : <text:s/>Region</text:p>
      <text:p text:style-name="P2">london <text:s text:c="3"/>0.756757</text:p>
      <text:p text:style-name="P2">Name: InterestedvsAll, dtype: float64</text:p>
      <text:p text:style-name="P2">Interested sector : <text:s/>Sector</text:p>
      <text:p text:style-name="P2">consultancy <text:s text:c="3"/>0.651515</text:p>
      <text:p text:style-name="P2">Name: InterestedvsAll, dtype: float64</text:p>
      <text:p text:style-name="P2">Approved region : <text:s/>Region</text:p>
      <text:p text:style-name="P2">north-west <text:s text:c="3"/>0.452381</text:p>
      <text:p text:style-name="P2">Name: ApprovedvsAll, dtype: float64</text:p>
      <text:p text:style-name="P2"><text:s text:c="18"/>Approval Decision_x <text:s/>Phone Number_x <text:s/>Sector_x <text:s/>Age_x <text:s/>\</text:p>
      <text:p text:style-name="P2">Region <text:s text:c="66"/></text:p>
      <text:p text:style-name="P2">london <text:s text:c="28"/>25 <text:s text:c="13"/>25 <text:s text:c="7"/>25 <text:s text:c="4"/>25 <text:s text:c="2"/></text:p>
      <text:p text:style-name="P2">midlands <text:s text:c="26"/>91 <text:s text:c="13"/>91 <text:s text:c="7"/>91 <text:s text:c="4"/>91 <text:s text:c="2"/></text:p>
      <text:p text:style-name="P2">north-east <text:s text:c="24"/>82 <text:s text:c="13"/>82 <text:s text:c="7"/>82 <text:s text:c="4"/>82 <text:s text:c="2"/></text:p>
      <text:p text:style-name="P2">north-west <text:s text:c="23"/>210 <text:s text:c="12"/>210 <text:s text:c="6"/>210 <text:s text:c="3"/>210 <text:s text:c="2"/></text:p>
      <text:p text:style-name="P2">northern-ireland <text:s text:c="18"/>24 <text:s text:c="13"/>24 <text:s text:c="7"/>24 <text:s text:c="4"/>24 <text:s text:c="2"/></text:p>
      <text:p text:style-name="P2">scotland <text:s text:c="26"/>82 <text:s text:c="13"/>82 <text:s text:c="7"/>82 <text:s text:c="4"/>82 <text:s text:c="2"/></text:p>
      <text:p text:style-name="P2">south <text:s text:c="29"/>32 <text:s text:c="13"/>32 <text:s text:c="7"/>32 <text:s text:c="4"/>32 <text:s text:c="2"/></text:p>
      <text:p text:style-name="P2">south-east <text:s text:c="24"/>86 <text:s text:c="13"/>86 <text:s text:c="7"/>86 <text:s text:c="4"/>86 <text:s text:c="2"/></text:p>
      <text:p text:style-name="P2">south-west <text:s text:c="23"/>102 <text:s text:c="12"/>102 <text:s text:c="6"/>102 <text:s text:c="3"/>102 <text:s text:c="2"/></text:p>
      <text:p text:style-name="P2">wales <text:s text:c="29"/>34 <text:s text:c="13"/>34 <text:s text:c="7"/>34 <text:s text:c="4"/>34 <text:s text:c="2"/></text:p>
      <text:p text:style-name="P2"/>
      <text:p text:style-name="P2"><text:s text:c="18"/>Approval Decision_y <text:s/>Phone Number_y <text:s/>Sector_y <text:s/>Age_y <text:s/>\</text:p>
      <text:p text:style-name="P2">Region <text:s text:c="66"/></text:p>
      <text:p text:style-name="P2">london <text:s text:c="29"/>2 <text:s text:c="14"/>2 <text:s text:c="8"/>2 <text:s text:c="5"/>2 <text:s text:c="2"/></text:p>
      <text:p text:style-name="P2">midlands <text:s text:c="26"/>26 <text:s text:c="13"/>26 <text:s text:c="7"/>26 <text:s text:c="4"/>26 <text:s text:c="2"/></text:p>
      <text:p text:style-name="P2">north-east <text:s text:c="24"/>20 <text:s text:c="13"/>20 <text:s text:c="7"/>20 <text:s text:c="4"/>20 <text:s text:c="2"/></text:p>
      <text:p text:style-name="P2">north-west <text:s text:c="24"/>95 <text:s text:c="13"/>95 <text:s text:c="7"/>95 <text:s text:c="4"/>95 <text:s text:c="2"/></text:p>
      <text:p text:style-name="P2">northern-ireland <text:s text:c="19"/>6 <text:s text:c="14"/>6 <text:s text:c="8"/>6 <text:s text:c="5"/>6 <text:s text:c="2"/></text:p>
      <text:p text:style-name="P2">scotland <text:s text:c="26"/>37 <text:s text:c="13"/>37 <text:s text:c="7"/>37 <text:s text:c="4"/>37 <text:s text:c="2"/></text:p>
      <text:p text:style-name="P2">south <text:s text:c="29"/>12 <text:s text:c="13"/>12 <text:s text:c="7"/>12 <text:s text:c="4"/>12 <text:s text:c="2"/></text:p>
      <text:p text:style-name="P2">south-east <text:s text:c="24"/>29 <text:s text:c="13"/>29 <text:s text:c="7"/>29 <text:s text:c="4"/>29 <text:s text:c="2"/></text:p>
      <text:p text:style-name="P2"><text:soft-page-break/>south-west <text:s text:c="24"/>25 <text:s text:c="13"/>25 <text:s text:c="7"/>25 <text:s text:c="4"/>25 <text:s text:c="2"/></text:p>
      <text:p text:style-name="P2">wales <text:s text:c="30"/>5 <text:s text:c="14"/>5 <text:s text:c="8"/>5 <text:s text:c="5"/>5 <text:s text:c="2"/></text:p>
      <text:p text:style-name="P2"/>
      <text:p text:style-name="P2"><text:s text:c="18"/>ApprovedvsAll <text:s text:c="2"/>average <text:s text:c="2"/>p_value <text:s/></text:p>
      <text:p text:style-name="P2">Region <text:s text:c="46"/></text:p>
      <text:p text:style-name="P2">london <text:s text:c="16"/>0.080000 <text:s/>0.334635 <text:s/>0.005102 <text:s/></text:p>
      <text:p text:style-name="P2">midlands <text:s text:c="14"/>0.285714 <text:s/>0.334635 <text:s/>0.374400 <text:s/></text:p>
      <text:p text:style-name="P2">north-east <text:s text:c="12"/>0.243902 <text:s/>0.334635 <text:s/>0.100593 <text:s/></text:p>
      <text:p text:style-name="P2">north-west <text:s text:c="12"/>0.452381 <text:s/>0.334635 <text:s/>0.000424 <text:s/></text:p>
      <text:p text:style-name="P2">northern-ireland <text:s text:c="6"/>0.250000 <text:s/>0.334635 <text:s/>0.517108 <text:s/></text:p>
      <text:p text:style-name="P2">scotland <text:s text:c="14"/>0.451220 <text:s/>0.334635 <text:s/>0.034372 <text:s/></text:p>
      <text:p text:style-name="P2">south <text:s text:c="17"/>0.375000 <text:s/>0.334635 <text:s/>0.708273 <text:s/></text:p>
      <text:p text:style-name="P2">south-east <text:s text:c="12"/>0.337209 <text:s/>0.334635 <text:s/>1.000000 <text:s/></text:p>
      <text:p text:style-name="P2">south-west <text:s text:c="12"/>0.245098 <text:s/>0.334635 <text:s/>0.058888 <text:s/></text:p>
      <text:p text:style-name="P2">wales <text:s text:c="17"/>0.147059 <text:s/>0.334635 <text:s/>0.018305 <text:s/></text:p>
      <text:p text:style-name="P2">Intercept: </text:p>
      <text:p text:style-name="P2"><text:s/>[-0.08446591]</text:p>
      <text:p text:style-name="P2"><text:s text:c="19"/>features <text:s/>estimated_Coefficients</text:p>
      <text:p text:style-name="P2">0 <text:s text:c="12"/>Region_london <text:s text:c="15"/>1.417680</text:p>
      <text:p text:style-name="P2">1 <text:s text:c="10"/>Region_midlands <text:s text:c="14"/>-0.654595</text:p>
      <text:p text:style-name="P2">2 <text:s text:c="8"/>Region_north-east <text:s text:c="14"/>-0.182676</text:p>
      <text:p text:style-name="P2">3 <text:s text:c="8"/>Region_north-west <text:s text:c="15"/>0.499336</text:p>
      <text:p text:style-name="P2">4 <text:s text:c="2"/>Region_northern-ireland <text:s text:c="14"/>-0.157100</text:p>
      <text:p text:style-name="P2">5 <text:s text:c="10"/>Region_scotland <text:s text:c="14"/>-0.210190</text:p>
      <text:p text:style-name="P2">6 <text:s text:c="13"/>Region_south <text:s text:c="14"/>-0.301667</text:p>
      <text:p text:style-name="P2">7 <text:s text:c="8"/>Region_south-east <text:s text:c="14"/>-0.078173</text:p>
      <text:p text:style-name="P2">8 <text:s text:c="8"/>Region_south-west <text:s text:c="15"/>0.359215</text:p>
      <text:p text:style-name="P2">9 <text:s text:c="13"/>Region_wales <text:s text:c="14"/>-0.776297</text:p>
      <text:p text:style-name="P2">10 <text:s text:c="6"/>Sector_agriculture <text:s text:c="14"/>-0.272434</text:p>
      <text:p text:style-name="P2">11 <text:s text:c="5"/>Sector_construction <text:s text:c="14"/>-0.871275</text:p>
      <text:p text:style-name="P2">12 <text:s text:c="6"/>Sector_consultancy <text:s text:c="15"/>0.854160</text:p>
      <text:p text:style-name="P2">13 <text:s text:c="4"/>Sector_entertainment <text:s text:c="15"/>0.262466</text:p>
      <text:p text:style-name="P2">14 <text:s text:c="13"/>Sector_food <text:s text:c="14"/>-0.079287</text:p>
      <text:p text:style-name="P2">15 <text:s text:c="11"/>Sector_retail <text:s text:c="14"/>-0.528669</text:p>
      <text:p text:style-name="P2">16 <text:s text:c="8"/>Sector_wholesale <text:s text:c="15"/>0.550573</text:p>
      <text:p text:style-name="P2">17 <text:s text:c="6"/>Age Bucket_(0, 25] <text:s text:c="15"/>0.150940</text:p>
      <text:p text:style-name="P2">18 <text:s text:c="5"/>Age Bucket_(25, 50] <text:s text:c="15"/>0.223575</text:p>
      <text:p text:style-name="P2">19 <text:s text:c="5"/>Age Bucket_(50, 75] <text:s text:c="15"/>0.178159</text:p>
      <text:p text:style-name="P2">20 <text:s text:c="4"/>Age Bucket_(75, 100] <text:s text:c="14"/>-0.029826</text:p>
      <text:p text:style-name="P2">Predicted signps 5263 <text:s/>on <text:s/>9994</text:p>
      <text:p text:style-name="P2"><text:soft-page-break/>Intercept: </text:p>
      <text:p text:style-name="P2"><text:s/>[ 0.06597395]</text:p>
      <text:p text:style-name="P2"><text:s text:c="19"/>features <text:s/>estimated_Coefficients</text:p>
      <text:p text:style-name="P2">0 <text:s text:c="14"/>Agent_black <text:s text:c="14"/>-0.733619</text:p>
      <text:p text:style-name="P2">1 <text:s text:c="15"/>Agent_blue <text:s text:c="15"/>0.726713</text:p>
      <text:p text:style-name="P2">2 <text:s text:c="14"/>Agent_green <text:s text:c="15"/>0.132170</text:p>
      <text:p text:style-name="P2">3 <text:s text:c="13"/>Agent_orange <text:s text:c="14"/>-0.306021</text:p>
      <text:p text:style-name="P2">4 <text:s text:c="16"/>Agent_red <text:s text:c="15"/>0.246731</text:p>
      <text:p text:style-name="P2">5 <text:s text:c="12"/>Region_london <text:s text:c="15"/>1.492626</text:p>
      <text:p text:style-name="P2">6 <text:s text:c="10"/>Region_midlands <text:s text:c="14"/>-0.665632</text:p>
      <text:p text:style-name="P2">7 <text:s text:c="8"/>Region_north-east <text:s text:c="14"/>-0.184671</text:p>
      <text:p text:style-name="P2">8 <text:s text:c="8"/>Region_north-west <text:s text:c="15"/>0.537006</text:p>
      <text:p text:style-name="P2">9 <text:s text:c="2"/>Region_northern-ireland <text:s text:c="14"/>-0.194053</text:p>
      <text:p text:style-name="P2">10 <text:s text:c="9"/>Region_scotland <text:s text:c="14"/>-0.187785</text:p>
      <text:p text:style-name="P2">11 <text:s text:c="12"/>Region_south <text:s text:c="14"/>-0.235415</text:p>
      <text:p text:style-name="P2">12 <text:s text:c="7"/>Region_south-east <text:s text:c="14"/>-0.069980</text:p>
      <text:p text:style-name="P2">13 <text:s text:c="7"/>Region_south-west <text:s text:c="15"/>0.402555</text:p>
      <text:p text:style-name="P2">14 <text:s text:c="12"/>Region_wales <text:s text:c="14"/>-0.828678</text:p>
      <text:p text:style-name="P2">15 <text:s text:c="6"/>Sector_agriculture <text:s text:c="14"/>-0.224853</text:p>
      <text:p text:style-name="P2">16 <text:s text:c="5"/>Sector_construction <text:s text:c="14"/>-0.906547</text:p>
      <text:p text:style-name="P2">17 <text:s text:c="6"/>Sector_consultancy <text:s text:c="15"/>0.901235</text:p>
      <text:p text:style-name="P2">18 <text:s text:c="4"/>Sector_entertainment <text:s text:c="15"/>0.291083</text:p>
      <text:p text:style-name="P2">19 <text:s text:c="13"/>Sector_food <text:s text:c="14"/>-0.062458</text:p>
      <text:p text:style-name="P2">20 <text:s text:c="11"/>Sector_retail <text:s text:c="14"/>-0.526341</text:p>
      <text:p text:style-name="P2">21 <text:s text:c="8"/>Sector_wholesale <text:s text:c="15"/>0.593855</text:p>
      <text:p text:style-name="P2">22 <text:s text:c="6"/>Age Bucket_(0, 25] <text:s text:c="15"/>0.114009</text:p>
      <text:p text:style-name="P2">23 <text:s text:c="5"/>Age Bucket_(25, 50] <text:s text:c="15"/>0.202811</text:p>
      <text:p text:style-name="P2">24 <text:s text:c="5"/>Age Bucket_(50, 75] <text:s text:c="15"/>0.126109</text:p>
      <text:p text:style-name="P2">25 <text:s text:c="4"/>Age Bucket_(75, 100] <text:s text:c="14"/>-0.0390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utura Md" svg:font-family="'Futura Md'" style:font-family-generic="swiss" style:font-pitch="variable"/>
    <style:font-face style:name="Trebuchet MS1"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2"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cm" fo:line-height="100%" fo:text-align="start" style:justify-single-word="false" fo:keep-together="auto" fo:orphans="0" fo:widows="0" fo:keep-with-next="auto"/>
      <style:text-properties style:font-name="Trebuchet MS" fo:font-size="21pt" fo:font-weight="bold" style:font-name-asian="Trebuchet MS2" style:font-size-asian="21pt" style:font-weight-asian="bold" style:font-name-complex="Trebuchet MS2" style:font-size-complex="21pt" style:font-weight-complex="bold"/>
    </style:style>
    <style:style style:name="Subtitle" style:family="paragraph" style:parent-style-name="normal" style:next-style-name="Text_20_body" style:default-outline-level="" style:list-style-name="" style:class="chapter">
      <style:paragraph-properties fo:margin-top="0cm" fo:margin-bottom="0.353cm" fo:line-height="100%" fo:text-align="start" style:justify-single-word="false" fo:keep-together="auto" fo:orphans="0" fo:widows="0" fo:keep-with-next="auto"/>
      <style:text-properties fo:color="#666666" style:font-name="Trebuchet MS" fo:font-size="13pt" fo:font-style="italic" style:font-name-asian="Trebuchet MS2" style:font-size-asian="13pt" style:font-style-asian="italic" style:font-name-complex="Trebuchet MS2" style:font-size-complex="13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fo:keep-together="auto" fo:orphans="0" fo:widows="0" fo:keep-with-next="auto"/>
      <style:text-properties style:font-name="Trebuchet MS" fo:font-size="16pt" style:font-name-asian="Trebuchet MS2" style:font-size-asian="16pt" style:font-name-complex="Trebuchet MS2" style:font-size-complex="16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en Gueret</meta:initial-creator>
    <meta:creation-date>2018-03-27T16:03:35.86</meta:creation-date>
    <dc:date>2018-03-28T11:03:41.10</dc:date>
    <dc:creator>Fabien Gueret</dc:creator>
    <meta:editing-duration>PT4H29M33S</meta:editing-duration>
    <meta:editing-cycles>4</meta:editing-cycles>
    <meta:generator>OpenOffice/4.1.2$Win32 OpenOffice.org_project/412m3$Build-9782</meta:generator>
    <meta:document-statistic meta:table-count="2" meta:image-count="0" meta:object-count="0" meta:page-count="14" meta:paragraph-count="433" meta:word-count="2427" meta:character-count="22826"/>
  </office:meta>
</office:document-meta>
</file>